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70b" officeooo:paragraph-rsid="0003c70b"/>
    </style:style>
    <style:style style:name="P2" style:family="paragraph" style:parent-style-name="Standard">
      <style:text-properties fo:font-weight="normal" officeooo:rsid="0003c70b" officeooo:paragraph-rsid="0003c70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e926" style:font-weight-asian="bold" style:font-weight-complex="bold"/>
    </style:style>
    <style:style style:name="T3" style:family="text">
      <style:text-properties fo:font-weight="bold" officeooo:rsid="0006e2e0" style:font-weight-asian="bold" style:font-weight-complex="bold"/>
    </style:style>
    <style:style style:name="T4" style:family="text">
      <style:text-properties fo:font-weight="bold" officeooo:rsid="0008e1b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e926" style:font-weight-asian="normal" style:font-weight-complex="normal"/>
    </style:style>
    <style:style style:name="T7" style:family="text">
      <style:text-properties officeooo:rsid="0006e2e0"/>
    </style:style>
    <style:style style:name="T8" style:family="text">
      <style:text-properties officeooo:rsid="0008e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rmar y subir a repositorio local → <text:span text:style-name="T1">git commit -m</text:span></text:p>
      <text:p text:style-name="P1"/>
      <text:p text:style-name="P1">Volver a algún commit anterior → <text:span text:style-name="T1">git reset –hard/--soft + código del commit</text:span></text:p>
      <text:p text:style-name="P1"/>
      <text:p text:style-name="P1">Conectar un repositorio local al remoto →<text:span text:style-name="T1"> git remote add origin master https:// (dirección repositorio en gitHub) <text:s text:c="4"/></text:span></text:p>
      <text:p text:style-name="P1"><text:span text:style-name="T1"/></text:p>
      <text:p text:style-name="P1"><text:span text:style-name="T5">Consultar las ramas</text:span><text:span text:style-name="T1"> </text:span><text:span text:style-name="T2">git branch</text:span></text:p>
      <text:p text:style-name="P1"><text:span text:style-name="T2"/></text:p>
      <text:p text:style-name="P1"><text:span text:style-name="T6">Fusionar ramas</text:span><text:span text:style-name="T2"> git merge nombre de rama </text:span><text:span text:style-name="T3">que se quiere fusionar a otra</text:span><text:span text:style-name="T2"> y nombre de rama “</text:span><text:span text:style-name="T3">master” (suele ser master)<text:tab/></text:span></text:p>
      <text:p text:style-name="P1"><text:span text:style-name="T3"/></text:p>
      <text:p text:style-name="P1"><text:span text:style-name="T3"/></text:p>
      <text:p text:style-name="P2"><text:span text:style-name="T7">● Subir ramas al repositorio remoto </text:span><text:span text:style-name="T3"><text:s/></text:span><text:span text:style-name="T4">git push -u origin + nombre de la rama que se quiere subir</text:span></text:p>
      <text:p text:style-name="P2"><text:span text:style-name="T4"/></text:p>
      <text:p text:style-name="P2"><text:span text:style-name="T8">● Borrar ramas </text:span><text:span text:style-name="T4"><text:s/>git branch -d nombredelarama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0-11-04T12:11:59.390000000</dc:date>
    <meta:editing-duration>PT5M59S</meta:editing-duration>
    <meta:editing-cycles>4</meta:editing-cycles>
    <meta:document-statistic meta:table-count="0" meta:image-count="0" meta:object-count="0" meta:page-count="1" meta:paragraph-count="7" meta:word-count="93" meta:character-count="530" meta:non-whitespace-character-count="437"/>
  </office:meta>
</office:document-meta>
</file>